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ott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6.171cm" svg:height="3.7cm" svg:x="6.629cm" svg:y="8.4cm">
          <text:p text:style-name="P1"><text:span text:style-name="T1">LibreOffice</text:span></text:p>
          <text:p text:style-name="P1"><text:span text:style-name="T1">図形描画</text:span></text:p>
          <text:p text:style-name="P1"><text:span text:style-name="T1">(odg</text:span><text:span text:style-name="T1">ファイル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6.171cm" svg:height="3.7cm" svg:x="6.658cm" svg:y="15.8cm">
          <text:p text:style-name="P1"><text:span text:style-name="T1">画像ファイル</text:span></text:p>
          <text:p text:style-name="P1"><text:span text:style-name="T1">(png</text:span><text:span text:style-name="T1">ファイル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9.714cm" svg:y1="12.1cm" svg:x2="9.743cm" svg:y2="15.8cm" draw:start-shape="id1" draw:start-glue-point="2" draw:end-shape="id2" draw:end-glue-point="0" svg:d="m9714 12100 29 3700" svg:viewBox="0 0 30 3701">
          <text:p/>
        </draw:connector>
        <draw:custom-shape draw:style-name="gr1" draw:text-style-name="P2" xml:id="id3" draw:id="id3" draw:layer="layout" svg:width="6.171cm" svg:height="3.7cm" svg:x="17.7cm" svg:y="8.4cm">
          <text:p text:style-name="P1"><text:span text:style-name="T1">Web</text:span><text:span text:style-name="T1">ページ</text:span></text:p>
          <text:p text:style-name="P1"><text:span text:style-name="T1">(html</text:span><text:span text:style-name="T1">ファイル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cm" svg:height="3.9cm" svg:x="13.2cm" svg:y="1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text-style-name="P1" draw:layer="layout" draw:type="line" svg:x1="12.829cm" svg:y1="17.65cm" svg:x2="20.785cm" svg:y2="12.1cm" draw:start-shape="id2" draw:start-glue-point="1" draw:end-shape="id3" draw:end-glue-point="2" svg:d="m12829 17650 7956-5550" svg:viewBox="0 0 7957 5551">
          <text:p/>
        </draw:connector>
        <draw:connector draw:style-name="gr2" draw:text-style-name="P1" draw:layer="layout" draw:type="line" svg:x1="20.785cm" svg:y1="8.4cm" svg:x2="16.615cm" svg:y2="4.729cm" draw:start-shape="id3" draw:start-glue-point="0" draw:end-shape="id4" draw:end-glue-point="9" svg:d="m20785 8400-4170-3671" svg:viewBox="0 0 4171 3672">
          <text:p/>
        </draw:connector>
        <draw:connector draw:style-name="gr2" draw:text-style-name="P1" draw:layer="layout" draw:type="line" svg:x1="13.785cm" svg:y1="4.729cm" svg:x2="9.714cm" svg:y2="8.4cm" draw:start-shape="id4" draw:start-glue-point="7" draw:end-shape="id1" draw:end-glue-point="0" svg:d="m13785 4729-4071 3671" svg:viewBox="0 0 4072 3672">
          <text:p/>
        </draw:connector>
        <draw:frame draw:style-name="gr5" draw:text-style-name="P3" draw:layer="layout" svg:width="1.916cm" svg:height="1.149cm" svg:x="17cm" svg:y="14.8cm">
          <draw:text-box>
            <text:p><text:span text:style-name="T1">参照</text:span></text:p>
          </draw:text-box>
        </draw:frame>
        <draw:frame draw:style-name="gr6" draw:text-style-name="P3" draw:layer="layout" svg:width="6.158cm" svg:height="1.149cm" svg:x="3.442cm" svg:y="13.151cm">
          <draw:text-box>
            <text:p><text:span text:style-name="T1">まとめて自動変換</text:span></text:p>
          </draw:text-box>
        </draw:frame>
        <draw:frame draw:style-name="gr6" draw:text-style-name="P3" draw:layer="layout" svg:width="1.916cm" svg:height="1.149cm" svg:x="9.6cm" svg:y="5.551cm">
          <draw:text-box>
            <text:p><text:span text:style-name="T1">編集</text:span></text:p>
          </draw:text-box>
        </draw:frame>
        <draw:frame draw:style-name="gr6" draw:text-style-name="P3" draw:layer="layout" svg:width="4.037cm" svg:height="1.149cm" svg:x="18.8cm" svg:y="5.6cm">
          <draw:text-box>
            <text:p><text:span text:style-name="T1">プレビュ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31T11:43:48</dc:date>
    <dc:creator>Okabe Kiwamu</dc:creator>
    <meta:editing-duration>PT1H5M49S</meta:editing-duration>
    <meta:editing-cycles>90</meta:editing-cycles>
    <meta:generator>LibreOffice/3.6$Linux_X86_64 LibreOffice_project/360m1$Build-1</meta:generator>
    <meta:document-statistic meta:object-count="12"/>
  </office:meta>
</office:document-meta>
</file>